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34805B06439EEE8B.png" manifest:media-type="image/png"/>
  <manifest:file-entry manifest:full-path="Pictures/100002F90000051000000510D098C07FB7A0188E.svg" manifest:media-type="image/svg+xml"/>
  <manifest:file-entry manifest:full-path="Pictures/100000010000002D0000002DDE9D907C6D45540A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6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3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>
      <style:paragraph-properties fo:margin-left="0cm" fo:margin-right="0cm" fo:margin-top="0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5" style:family="paragraph">
      <loext:graphic-properties draw:fill-color="#1c1c1c"/>
      <style:paragraph-properties fo:text-align="center"/>
    </style:style>
    <style:style style:name="P46" style:family="paragraph">
      <loext:graphic-properties draw:fill="solid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3pt" fo:font-weight="bold" style:font-size-asian="13pt" style:font-weight-asian="bold" style:font-size-complex="13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7" style:family="paragraph">
      <loext:graphic-properties draw:fill="solid"/>
      <style:paragraph-properties fo:text-align="center" style:writing-mode="lr-tb"/>
      <style:text-properties fo:color="#111111" loext:opacity="100%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59" style:family="paragraph">
      <loext:graphic-properties draw:fill="none" draw:fill-color="#ffffff"/>
      <style:paragraph-properties style:writing-mode="lr-tb"/>
      <style:text-properties fo:color="#111111" loext:opacity="100%" style:font-name="Merriweather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style:font-name="Merriweather" fo:font-size="16pt" fo:font-style="italic" style:font-size-asian="16pt" style:font-style-asian="italic" style:font-size-complex="16pt" style:font-style-complex="italic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111111" loext:opacity="100%" style:font-name="Merriweather" fo:font-size="10pt" style:font-size-asian="10pt" style:font-size-complex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transparent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Merriweather" fo:font-size="10pt" fo:font-style="italic" fo:background-color="transparent" style:font-size-asian="10pt" style:font-style-asian="italic" style:font-size-complex="10pt" style:font-style-complex="italic"/>
    </style:style>
    <style:style style:name="T32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0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1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3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111111" loext:opacity="100%" style:font-name="Merriweather" fo:font-size="10.5pt" style:font-size-asian="10.5pt" style:font-size-complex="10.5pt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solid" style:text-underline-width="auto" style:text-underline-color="font-color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55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6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7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8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9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60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111111" loext:opacity="100%"/>
    </style:style>
    <style:style style:name="T6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301cm">
          <draw:text-box>
            <text:p text:style-name="P1"><text:span text:style-name="T1">Summar</text:span><text:span text:style-name="T1">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</text:span><text:span text:style-name="T2">are </text:span><text:span text:style-name="T2">Engin</text:span><text:span text:style-name="T2">eer </text:span><text:span text:style-name="T3">(Fronte</text:span><text:span text:style-name="T3">nd </text:span><text:span text:style-name="T3">develope</text:span><text:span text:style-name="T3">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</text:span><text:span text:style-name="T4">, </text:span><text:span text:style-name="T4">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salih.netlify.app/me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</text:span><text:span text:style-name="T8">h</text:span><text:span text:style-name="T8">m</text:span><text:span text:style-name="T8">a</text:span><text:span text:style-name="T8">d</text:span><text:span text:style-name="T9"> </text:span><text:span text:style-name="T9">S</text:span><text:span text:style-name="T9">al</text:span><text:span text:style-name="T9">ih</text:span></text:p>
          </draw:text-box>
        </draw:frame>
        <draw:frame draw:style-name="gr8" draw:text-style-name="P13" draw:layer="layout" svg:width="2.918cm" svg:height="0.746cm" svg:x="0.793cm" svg:y="2.867cm">
          <draw:text-box>
            <text:p><text:span text:style-name="T10">Abou</text:span><text:span text:style-name="T10">t Me </text:span><text:span text:style-name="T10">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DE9D907C6D45540A.png" xlink:type="simple" xlink:show="embed" xlink:actuate="onLoad" draw:mime-type="image/png"/>
        </draw:frame>
        <draw:line draw:style-name="gr11" draw:text-style-name="P17" draw:layer="layout" svg:x1="6.251cm" svg:y1="8.254cm" svg:x2="20.367cm" svg:y2="8.254cm">
          <text:p/>
        </draw:line>
        <draw:frame draw:style-name="gr12" draw:text-style-name="P18" draw:layer="layout" svg:width="2.948cm" svg:height="0.64cm" svg:x="0.763cm" svg:y="8.255cm">
          <draw:text-box>
            <text:p text:style-name="P1"><text:span text:style-name="T13">Projec</text:span><text:span text:style-name="T13">ts</text:span></text:p>
          </draw:text-box>
        </draw:frame>
        <draw:frame draw:style-name="gr8" draw:text-style-name="P13" draw:layer="layout" svg:width="5.933cm" svg:height="0.746cm" svg:x="0.718cm" svg:y="7.804cm">
          <draw:text-box>
            <text:p><text:span text:style-name="T10">Tech</text:span><text:span text:style-name="T10">nica</text:span><text:span text:style-name="T10">l </text:span><text:span text:style-name="T10">Expe</text:span><text:span text:style-name="T10">rien</text:span><text:span text:style-name="T10">ce</text:span></text:p>
          </draw:text-box>
        </draw:frame>
        <draw:frame draw:style-name="gr13" draw:text-style-name="P20" draw:layer="layout" svg:width="18.771cm" svg:height="0.742cm" svg:x="1.144cm" svg:y="9.866cm">
          <draw:text-box>
            <text:p text:style-name="P19"><text:span text:style-name="T14">A </text:span><text:span text:style-name="T14">Platfor</text:span><text:span text:style-name="T14">m that </text:span><text:span text:style-name="T14">helps </text:span><text:span text:style-name="T14">people </text:span><text:span text:style-name="T14">to sell </text:span><text:span text:style-name="T14">their </text:span><text:span text:style-name="T14">produc</text:span><text:span text:style-name="T14">ts </text:span><text:span text:style-name="T14">online.</text:span></text:p>
          </draw:text-box>
        </draw:frame>
        <draw:frame draw:style-name="gr14" draw:text-style-name="P22" draw:layer="layout" svg:width="18.72cm" svg:height="0.696cm" svg:x="1.185cm" svg:y="11.148cm">
          <draw:text-box>
            <text:list text:style-name="L2">
              <text:list-item>
                <text:p text:style-name="P21"><text:span text:style-name="T15">Ach</text:span><text:span text:style-name="T15">ieve</text:span><text:span text:style-name="T15">d </text:span><text:span text:style-name="T16">aut</text:span><text:span text:style-name="T16">hori</text:span><text:span text:style-name="T16">zing</text:span><text:span text:style-name="T15">/</text:span><text:span text:style-name="T16">au</text:span><text:span text:style-name="T16">the</text:span><text:span text:style-name="T16">ntic</text:span><text:span text:style-name="T16">atin</text:span><text:span text:style-name="T16">g</text:span><text:span text:style-name="T15"> </text:span><text:span text:style-name="T15">for </text:span><text:span text:style-name="T15">use</text:span><text:span text:style-name="T15">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3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6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2" draw:layer="layout" svg:width="18.72cm" svg:height="0.696cm" svg:x="1.185cm" svg:y="12.572cm">
          <draw:text-box>
            <text:list text:style-name="L2">
              <text:list-item>
                <text:p text:style-name="P21"><text:span text:style-name="T15">Imp</text:span><text:span text:style-name="T15">lem</text:span><text:span text:style-name="T15">ent</text:span><text:span text:style-name="T15">ed a </text:span><text:span text:style-name="T19">full</text:span><text:span text:style-name="T19">y </text:span><text:span text:style-name="T19">func</text:span><text:span text:style-name="T19">tion</text:span><text:span text:style-name="T19">al</text:span><text:span text:style-name="T16"> </text:span><text:span text:style-name="T16">das</text:span><text:span text:style-name="T16">hbo</text:span><text:span text:style-name="T16">ard</text:span><text:span text:style-name="T15"> </text:span><text:span text:style-name="T15">to </text:span><text:span text:style-name="T15">ma</text:span><text:span text:style-name="T15">ke </text:span><text:span text:style-name="T15">eve</text:span><text:span text:style-name="T15">ry </text:span><text:span text:style-name="T15">sup</text:span><text:span text:style-name="T15">plie</text:span><text:span text:style-name="T15">r </text:span><text:span text:style-name="T20">ma</text:span><text:span text:style-name="T20">nag</text:span><text:span text:style-name="T20">e</text:span><text:span text:style-name="T15"> </text:span><text:span text:style-name="T15">thei</text:span><text:span text:style-name="T15">r </text:span><text:span text:style-name="T15">pro</text:span><text:span text:style-name="T15">duc</text:span><text:span text:style-name="T15">ts.</text:span></text:p>
              </text:list-item>
            </text:list>
          </draw:text-box>
        </draw:frame>
        <draw:frame draw:style-name="gr18" draw:text-style-name="P22" draw:layer="layout" svg:width="18.72cm" svg:height="0.696cm" svg:x="1.185cm" svg:y="13.952cm">
          <draw:text-box>
            <text:list text:style-name="L2">
              <text:list-item>
                <text:p text:style-name="P21"><text:span text:style-name="T15">Cart</text:span><text:span text:style-name="T15">, </text:span><text:span text:style-name="T15">wis</text:span><text:span text:style-name="T15">h </text:span><text:span text:style-name="T15">list </text:span><text:span text:style-name="T15">and </text:span><text:span text:style-name="T15">che</text:span><text:span text:style-name="T15">cko</text:span><text:span text:style-name="T15">ut </text:span><text:span text:style-name="T15">pag</text:span><text:span text:style-name="T15">e.</text:span></text:p>
              </text:list-item>
            </text:list>
          </draw:text-box>
        </draw:frame>
        <draw:frame draw:style-name="gr19" draw:text-style-name="P22" draw:layer="layout" svg:width="18.72cm" svg:height="0.696cm" svg:x="1.185cm" svg:y="15.452cm">
          <draw:text-box>
            <text:list text:style-name="L2">
              <text:list-item>
                <text:p text:style-name="P21"><text:span text:style-name="T21">Buil</text:span><text:span text:style-name="T21">t </text:span><text:span text:style-name="T21">sin</text:span><text:span text:style-name="T21">gle </text:span><text:span text:style-name="T21">pro</text:span><text:span text:style-name="T21">duc</text:span><text:span text:style-name="T21">t </text:span><text:span text:style-name="T21">pag</text:span><text:span text:style-name="T21">e </text:span><text:span text:style-name="T21">that </text:span><text:span text:style-name="T21">con</text:span><text:span text:style-name="T21">tain</text:span><text:span text:style-name="T21">s </text:span><text:span text:style-name="T16">full </text:span><text:span text:style-name="T16">det</text:span><text:span text:style-name="T16">ails, </text:span><text:span text:style-name="T16">revi</text:span><text:span text:style-name="T16">ews </text:span><text:span text:style-name="T16">(cat</text:span><text:span text:style-name="T16">ego</text:span><text:span text:style-name="T16">rize</text:span><text:span text:style-name="T16">d </text:span><text:span text:style-name="T16">revi</text:span><text:span text:style-name="T16">ews</text:span><text:span text:style-name="T16">), </text:span><text:span text:style-name="T16">and </text:span><text:span text:style-name="T16">basi</text:span><text:span text:style-name="T16">c </text:span><text:span text:style-name="T16">sup</text:span><text:span text:style-name="T16">plie</text:span><text:span text:style-name="T16">r </text:span><text:span text:style-name="T16">info</text:span><text:span text:style-name="T21">.</text:span></text:p>
              </text:list-item>
            </text:list>
          </draw:text-box>
        </draw:frame>
        <draw:frame draw:style-name="gr20" draw:text-style-name="P22" draw:layer="layout" svg:width="18.72cm" svg:height="0.696cm" svg:x="1.185cm" svg:y="11.648cm">
          <draw:text-box>
            <text:list text:style-name="L2">
              <text:list-item>
                <text:p text:style-name="P21"><text:span text:style-name="T22">Buil</text:span><text:span text:style-name="T22">t </text:span><text:span text:style-name="T23">role</text:span><text:span text:style-name="T22"> </text:span><text:span text:style-name="T22">syst</text:span><text:span text:style-name="T22">em </text:span><text:span text:style-name="T22">for </text:span><text:span text:style-name="T22">the </text:span><text:span text:style-name="T22">use</text:span><text:span text:style-name="T22">rs’ </text:span><text:span text:style-name="T24">cust</text:span><text:span text:style-name="T24">om</text:span><text:span text:style-name="T24">ers/</text:span><text:span text:style-name="T24">sup</text:span><text:span text:style-name="T24">plie</text:span><text:span text:style-name="T24">rs</text:span></text:p>
              </text:list-item>
            </text:list>
          </draw:text-box>
        </draw:frame>
        <draw:frame draw:style-name="gr21" draw:text-style-name="P25" draw:layer="layout" svg:width="19.541cm" svg:height="2.896cm" svg:x="0.826cm" svg:y="3.719cm">
          <draw:text-box>
            <text:p text:style-name="P21"><text:span text:style-name="T25">Ahma</text:span><text:span text:style-name="T25">d is </text:span><text:span text:style-name="T25">exper</text:span><text:span text:style-name="T25">ience</text:span><text:span text:style-name="T25">d </text:span><text:span text:style-name="T25">front</text:span><text:span text:style-name="T25">end </text:span><text:span text:style-name="T25">devel</text:span><text:span text:style-name="T25">oper </text:span><text:span text:style-name="T25">with a </text:span><text:span text:style-name="T25">stron</text:span><text:span text:style-name="T25">g </text:span><text:span text:style-name="T25">backg</text:span><text:span text:style-name="T25">round </text:span><text:span text:style-name="T25">in </text:span><text:span text:style-name="T26">ReactJ</text:span><text:span text:style-name="T26">S</text:span><text:span text:style-name="T25"> and </text:span><text:span text:style-name="T25">mode</text:span><text:span text:style-name="T25">rn</text:span></text:p>
            <text:p text:style-name="P21"><text:span text:style-name="T25">web </text:span><text:span text:style-name="T25">devel</text:span><text:span text:style-name="T25">opme</text:span><text:span text:style-name="T25">nt </text:span><text:span text:style-name="T25">techn</text:span><text:span text:style-name="T25">ologie</text:span><text:span text:style-name="T25">s. </text:span><text:span text:style-name="T25">Profic</text:span><text:span text:style-name="T25">ient </text:span><text:span text:style-name="T25">in </text:span><text:span text:style-name="T25">techn</text:span><text:span text:style-name="T25">ologie</text:span><text:span text:style-name="T25">s such </text:span><text:span text:style-name="T25">as </text:span><text:span text:style-name="T26">ES6+ </text:span><text:span text:style-name="T26">(Types</text:span><text:span text:style-name="T26">cript)</text:span><text:span text:style-name="T25">, </text:span><text:span text:style-name="T26">Gatsby</text:span><text:span text:style-name="T26">JS</text:span><text:span text:style-name="T25">, </text:span><text:span text:style-name="T26">Pug/Ja</text:span><text:span text:style-name="T26">de</text:span><text:span text:style-name="T25">, </text:span><text:span text:style-name="T26">Sass</text:span><text:span text:style-name="T25">, </text:span><text:span text:style-name="T26">Webpac</text:span><text:span text:style-name="T26">k</text:span><text:span text:style-name="T25">, </text:span><text:span text:style-name="T26">Vite</text:span><text:span text:style-name="T27">,</text:span><text:span text:style-name="T25"> </text:span><text:span text:style-name="T25">and </text:span><text:span text:style-name="T25">much </text:span><text:span text:style-name="T25">more. </text:span><text:span text:style-name="T25">Also </text:span><text:span text:style-name="T25">Exper</text:span><text:span text:style-name="T25">ience</text:span><text:span text:style-name="T25">d in </text:span><text:span text:style-name="T25">Backe</text:span><text:span text:style-name="T25">nd </text:span><text:span text:style-name="T25">techn</text:span><text:span text:style-name="T25">ologie</text:span><text:span text:style-name="T25">s like </text:span><text:span text:style-name="T26">NodeJS</text:span><text:span text:style-name="T25">, </text:span><text:span text:style-name="T26">Expres</text:span><text:span text:style-name="T26">sJS</text:span><text:span text:style-name="T25">, </text:span><text:span text:style-name="T26">MongoD</text:span><text:span text:style-name="T26">B</text:span><text:span text:style-name="T25">, </text:span><text:span text:style-name="T26">SQL</text:span><text:span text:style-name="T25">, </text:span><text:span text:style-name="T26">Postgr</text:span><text:span text:style-name="T26">esql</text:span><text:span text:style-name="T25">. </text:span><text:span text:style-name="T25">And </text:span><text:span text:style-name="T25">he </text:span><text:span text:style-name="T25">has </text:span><text:span text:style-name="T25">hands</text:span><text:span text:style-name="T25">-on </text:span><text:span text:style-name="T25">buildi</text:span><text:span text:style-name="T25">ng </text:span><text:span text:style-name="T25">CI/CD </text:span><text:span text:style-name="T25">pipeli</text:span><text:span text:style-name="T25">nes </text:span><text:span text:style-name="T25">with </text:span><text:span text:style-name="T26">Docker</text:span><text:span text:style-name="T25"> </text:span><text:span text:style-name="T25">and </text:span><text:span text:style-name="T25">tools </text:span><text:span text:style-name="T25">such </text:span><text:span text:style-name="T25">as </text:span><text:span text:style-name="T25">Circle </text:span><text:span text:style-name="T25">CI, </text:span><text:span text:style-name="T25">Travis </text:span><text:span text:style-name="T25">CI, </text:span><text:span text:style-name="T25">and </text:span><text:span text:style-name="T25">GitHu</text:span><text:span text:style-name="T25">b </text:span><text:span text:style-name="T25">Actio</text:span><text:span text:style-name="T25">ns.</text:span></text:p>
          </draw:text-box>
        </draw:frame>
        <draw:frame draw:style-name="gr22" draw:text-style-name="P26" draw:layer="layout" svg:width="5.448cm" svg:height="0.696cm" svg:x="3.408cm" svg:y="8.722cm">
          <draw:text-box>
            <text:p text:style-name="P19"><text:span text:style-name="T28">( e </text:span><text:span text:style-name="T28">Comme</text:span><text:span text:style-name="T28">rcial </text:span><text:span text:style-name="T28">platfor</text:span><text:span text:style-name="T28">m</text:span><text:span text:style-name="T29">)</text:span></text:p>
          </draw:text-box>
        </draw:frame>
        <draw:frame draw:style-name="gr23" draw:text-style-name="P27" draw:layer="layout" svg:width="5.448cm" svg:height="0.742cm" svg:x="1.156cm" svg:y="10.548cm">
          <draw:text-box>
            <text:p text:style-name="P19"><text:span text:style-name="T30"><text:s/></text:span><text:span text:style-name="T30">Key </text:span><text:span text:style-name="T30">featur</text:span><text:span text:style-name="T30">es :</text:span></text:p>
          </draw:text-box>
        </draw:frame>
        <draw:frame draw:style-name="gr24" draw:text-style-name="P22" draw:layer="layout" svg:width="18.72cm" svg:height="0.696cm" svg:x="1.185cm" svg:y="14.452cm">
          <draw:text-box>
            <text:list text:style-name="L2">
              <text:list-item>
                <text:p text:style-name="P21"><text:span text:style-name="T15">Dev</text:span><text:span text:style-name="T15">elo</text:span><text:span text:style-name="T15">ped </text:span><text:span text:style-name="T15">a </text:span><text:span text:style-name="T15">noti</text:span><text:span text:style-name="T15">fica</text:span><text:span text:style-name="T15">tion</text:span><text:span text:style-name="T15">s </text:span><text:span text:style-name="T15">syst</text:span><text:span text:style-name="T15">em </text:span><text:span text:style-name="T15">to </text:span><text:span text:style-name="T15">res</text:span><text:span text:style-name="T15">pon</text:span><text:span text:style-name="T15">d to </text:span><text:span text:style-name="T15">ord</text:span><text:span text:style-name="T15">ers </text:span><text:span text:style-name="T15">and </text:span><text:span text:style-name="T15">any</text:span><text:span text:style-name="T15">thi</text:span><text:span text:style-name="T15">ng </text:span><text:span text:style-name="T15">else </text:span><text:span text:style-name="T15">that </text:span><text:span text:style-name="T15">sho</text:span><text:span text:style-name="T15">uld </text:span><text:span text:style-name="T15">be </text:span><text:span text:style-name="T15">noti</text:span><text:span text:style-name="T15">fied</text:span><text:span text:style-name="T15">. <text:s text:c="2"/></text:span><text:span text:style-name="T31">WIP</text:span></text:p>
              </text:list-item>
            </text:list>
          </draw:text-box>
        </draw:frame>
        <draw:frame draw:style-name="gr25" draw:text-style-name="P22" draw:layer="layout" svg:width="18.72cm" svg:height="0.696cm" svg:x="1.185cm" svg:y="14.952cm">
          <draw:text-box>
            <text:list text:style-name="L2">
              <text:list-item>
                <text:p text:style-name="P19"><text:span text:style-name="T22">Cha</text:span><text:span text:style-name="T22">t to </text:span><text:span text:style-name="T22">kee</text:span><text:span text:style-name="T22">p in </text:span><text:span text:style-name="T22">tou</text:span><text:span text:style-name="T22">ch </text:span><text:span text:style-name="T22">wit</text:span><text:span text:style-name="T22">h </text:span><text:span text:style-name="T22">you</text:span><text:span text:style-name="T22">r </text:span><text:span text:style-name="T22">ord</text:span><text:span text:style-name="T22">er. <text:s text:c="2"/></text:span><text:span text:style-name="T31">WIP</text:span></text:p>
              </text:list-item>
            </text:list>
          </draw:text-box>
        </draw:frame>
        <draw:frame draw:style-name="gr26" draw:text-style-name="P22" draw:layer="layout" svg:width="18.72cm" svg:height="0.696cm" svg:x="1.185cm" svg:y="13.496cm">
          <draw:text-box>
            <text:list text:style-name="L2">
              <text:list-item>
                <text:p text:style-name="P21"><text:span text:style-name="T15">A </text:span><text:span text:style-name="T16">pre</text:span><text:span text:style-name="T16">-</text:span><text:span text:style-name="T16">Ma</text:span><text:span text:style-name="T16">de</text:span><text:span text:style-name="T15"> </text:span><text:span text:style-name="T15">sup</text:span><text:span text:style-name="T15">plie</text:span><text:span text:style-name="T15">r </text:span><text:span text:style-name="T20">pro</text:span><text:span text:style-name="T20">file </text:span><text:span text:style-name="T15">and </text:span><text:span text:style-name="T15">rep</text:span><text:span text:style-name="T15">res</text:span><text:span text:style-name="T15">ent</text:span><text:span text:style-name="T15">ed </text:span><text:span text:style-name="T15">as </text:span><text:span text:style-name="T20">‘the </text:span><text:span text:style-name="T20">com</text:span><text:span text:style-name="T20">pan</text:span><text:span text:style-name="T20">y </text:span><text:span text:style-name="T20">web</text:span><text:span text:style-name="T20">site’</text:span><text:span text:style-name="T20">.</text:span></text:p>
              </text:list-item>
            </text:list>
          </draw:text-box>
        </draw:frame>
        <draw:frame draw:style-name="gr27" draw:text-style-name="P22" draw:layer="layout" svg:width="18.72cm" svg:height="0.696cm" svg:x="1.185cm" svg:y="13.035cm">
          <draw:text-box>
            <text:list text:style-name="L2">
              <text:list-item>
                <text:p text:style-name="P19"><text:span text:style-name="T15">Sho</text:span><text:span text:style-name="T15">p </text:span><text:span text:style-name="T15">pag</text:span><text:span text:style-name="T15">e </text:span><text:span text:style-name="T15">that </text:span><text:span text:style-name="T15">has </text:span><text:span text:style-name="T16">pop</text:span><text:span text:style-name="T16">ular </text:span><text:span text:style-name="T15">pro</text:span><text:span text:style-name="T15">duc</text:span><text:span text:style-name="T15">ts </text:span><text:span text:style-name="T15">and </text:span><text:span text:style-name="T16">sug</text:span><text:span text:style-name="T16">gest</text:span><text:span text:style-name="T16">ions </text:span><text:span text:style-name="T32">for </text:span><text:span text:style-name="T32">the </text:span><text:span text:style-name="T32">cus</text:span><text:span text:style-name="T32">tom</text:span><text:span text:style-name="T32">er </text:span><text:span text:style-name="T16">(rec</text:span><text:span text:style-name="T16">om</text:span><text:span text:style-name="T16">me</text:span><text:span text:style-name="T16">nda</text:span><text:span text:style-name="T16">tion</text:span><text:span text:style-name="T16">s)</text:span><text:span text:style-name="T32">.</text:span></text:p>
              </text:list-item>
            </text:list>
          </draw:text-box>
        </draw:frame>
        <draw:frame draw:style-name="gr28" draw:text-style-name="P22" draw:layer="layout" svg:width="18.72cm" svg:height="0.696cm" svg:x="1.184cm" svg:y="12.095cm">
          <draw:text-box>
            <text:list text:style-name="L2">
              <text:list-item>
                <text:p text:style-name="P21"><text:span text:style-name="T21">A </text:span><text:span text:style-name="T21">Hot </text:span><text:span text:style-name="T21">list </text:span><text:span text:style-name="T21">for </text:span><text:span text:style-name="T19">sear</text:span><text:span text:style-name="T19">chin</text:span><text:span text:style-name="T19">g</text:span><text:span text:style-name="T21"> </text:span><text:span text:style-name="T21">wh</text:span><text:span text:style-name="T21">ole </text:span><text:span text:style-name="T21">pro</text:span><text:span text:style-name="T21">duc</text:span><text:span text:style-name="T21">ts </text:span><text:span text:style-name="T21">Als</text:span><text:span text:style-name="T21">o </text:span><text:span text:style-name="T16">sho</text:span><text:span text:style-name="T16">ws </text:span><text:span text:style-name="T16">sug</text:span><text:span text:style-name="T16">gest</text:span><text:span text:style-name="T16">ions</text:span><text:span text:style-name="T21"> </text:span><text:span text:style-name="T21">abo</text:span><text:span text:style-name="T21">ut </text:span><text:span text:style-name="T21">tre</text:span><text:span text:style-name="T21">ndi</text:span><text:span text:style-name="T21">ng </text:span><text:span text:style-name="T21">sea</text:span><text:span text:style-name="T21">rch</text:span><text:span text:style-name="T21">es.</text:span></text:p>
              </text:list-item>
            </text:list>
          </draw:text-box>
        </draw:frame>
        <draw:frame draw:style-name="gr29" draw:text-style-name="P28" draw:layer="layout" svg:width="20.221cm" svg:height="1.309cm" svg:x="0.854cm" svg:y="6.57cm">
          <draw:text-box>
            <text:p text:style-name="P19"><text:span text:style-name="T25">Now </text:span><text:span text:style-name="T25">he is </text:span><text:span text:style-name="T25">looki</text:span><text:span text:style-name="T25">ng for </text:span><text:span text:style-name="T25">a </text:span><text:span text:style-name="T25">challe</text:span><text:span text:style-name="T25">nging </text:span><text:span text:style-name="T25">role, </text:span><text:span text:style-name="T25">Wher</text:span><text:span text:style-name="T25">e he </text:span><text:span text:style-name="T25">can </text:span><text:span text:style-name="T33">utilize</text:span><text:span text:style-name="T25"> </text:span><text:span text:style-name="T25">his </text:span><text:span text:style-name="T25">skills </text:span><text:span text:style-name="T25">and </text:span><text:span text:style-name="T25">conti</text:span><text:span text:style-name="T25">nue </text:span></text:p>
            <text:p text:style-name="P19"><text:span text:style-name="T25">learni</text:span><text:span text:style-name="T25">ng </text:span><text:span text:style-name="T25">and </text:span><text:span text:style-name="T25">growi</text:span><text:span text:style-name="T25">ng as </text:span><text:span text:style-name="T25">a </text:span><text:span text:style-name="T25">devel</text:span><text:span text:style-name="T25">oper.</text:span></text:p>
          </draw:text-box>
        </draw:frame>
        <draw:frame draw:style-name="gr30" draw:text-style-name="P29" draw:layer="layout" svg:width="13.431cm" svg:height="0.823cm" svg:x="1.811cm" svg:y="17.757cm">
          <draw:text-box>
            <text:p><text:span text:style-name="T3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31" draw:text-style-name="P30" draw:layer="layout" svg:width="6.666cm" svg:height="0.657cm" svg:x="2.117cm" svg:y="18.262cm">
          <draw:text-box>
            <text:p text:style-name="P21"><text:span text:style-name="T35">Object</text:span><text:span text:style-name="T35">-</text:span><text:span text:style-name="T35">Orient</text:span><text:span text:style-name="T35">ed </text:span><text:span text:style-name="T35">Design</text:span></text:p>
          </draw:text-box>
        </draw:frame>
        <draw:line draw:style-name="gr11" draw:text-style-name="P31" draw:layer="layout" svg:x1="3.91cm" svg:y1="17.266cm" svg:x2="20.367cm" svg:y2="17.276cm">
          <text:p/>
        </draw:line>
        <draw:frame draw:style-name="gr32" draw:text-style-name="P32" draw:layer="layout" svg:width="3.686cm" svg:height="0.633cm" svg:x="0.66cm" svg:y="17.298cm">
          <draw:text-box>
            <text:p text:style-name="P1"><text:span text:style-name="T36">Course</text:span><text:span text:style-name="T36">s</text:span></text:p>
          </draw:text-box>
        </draw:frame>
        <draw:frame draw:style-name="gr33" draw:text-style-name="P33" draw:layer="layout" svg:width="4.155cm" svg:height="0.708cm" svg:x="0.656cm" svg:y="16.828cm">
          <draw:text-box>
            <text:p><text:span text:style-name="T37">Achie</text:span><text:span text:style-name="T37">vemen</text:span><text:span text:style-name="T37">ts</text:span></text:p>
          </draw:text-box>
        </draw:frame>
        <draw:line draw:style-name="gr34" draw:text-style-name="P34" draw:layer="layout" svg:x1="1.555cm" svg:y1="18.394cm" svg:x2="1.555cm" svg:y2="19.921cm">
          <text:p text:style-name="P11"><text:s/></text:p>
        </draw:line>
        <draw:frame draw:style-name="gr35" draw:text-style-name="P36" draw:layer="layout" svg:width="3.502cm" svg:height="0.717cm" svg:x="16.77cm" svg:y="18.273cm">
          <draw:text-box>
            <text:p text:style-name="P35"><text:span text:style-name="T38">(</text:span><text:span text:style-name="T39">Dec. <text:s/></text:span><text:span text:style-name="T39">2021)</text:span></text:p>
          </draw:text-box>
        </draw:frame>
        <draw:frame draw:style-name="gr35" draw:text-style-name="P38" draw:layer="layout" svg:width="2.338cm" svg:height="0.717cm" svg:x="11.737cm" svg:y="17.816cm">
          <draw:text-box>
            <text:p text:style-name="P37"><text:span text:style-name="T38">Coursera</text:span></text:p>
          </draw:text-box>
        </draw:frame>
        <draw:frame draw:style-name="gr31" draw:text-style-name="P30" draw:layer="layout" svg:width="6.666cm" svg:height="0.657cm" svg:x="2.117cm" svg:y="18.662cm">
          <draw:text-box>
            <text:p text:style-name="P19"><text:span text:style-name="T35">Design </text:span><text:span text:style-name="T35">Patter</text:span><text:span text:style-name="T35">ns</text:span></text:p>
          </draw:text-box>
        </draw:frame>
        <draw:frame draw:style-name="gr35" draw:text-style-name="P36" draw:layer="layout" svg:width="3.502cm" svg:height="0.717cm" svg:x="16.77cm" svg:y="18.6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062cm">
          <draw:text-box>
            <text:p text:style-name="P21"><text:span text:style-name="T35">Softwa</text:span><text:span text:style-name="T35">re </text:span><text:span text:style-name="T35">Archit</text:span><text:span text:style-name="T35">ecture</text:span></text:p>
          </draw:text-box>
        </draw:frame>
        <draw:frame draw:style-name="gr35" draw:text-style-name="P36" draw:layer="layout" svg:width="3.502cm" svg:height="0.717cm" svg:x="16.77cm" svg:y="19.073cm">
          <draw:text-box>
            <text:p text:style-name="P35"><text:span text:style-name="T38">(WIP</text:span><text:span text:style-name="T39">)</text:span></text:p>
          </draw:text-box>
        </draw:frame>
        <draw:frame draw:style-name="gr31" draw:text-style-name="P30" draw:layer="layout" svg:width="6.666cm" svg:height="0.657cm" svg:x="2.117cm" svg:y="19.462cm">
          <draw:text-box>
            <text:p text:style-name="P21"><text:span text:style-name="T35">Servic</text:span><text:span text:style-name="T35">e-</text:span><text:span text:style-name="T35">Orient</text:span><text:span text:style-name="T35">ed </text:span><text:span text:style-name="T35">Archit</text:span><text:span text:style-name="T35">ecture</text:span></text:p>
          </draw:text-box>
        </draw:frame>
        <draw:frame draw:style-name="gr35" draw:text-style-name="P36" draw:layer="layout" svg:width="3.502cm" svg:height="0.717cm" svg:x="16.77cm" svg:y="19.473cm">
          <draw:text-box>
            <text:p text:style-name="P35"><text:span text:style-name="T38">(WIP</text:span><text:span text:style-name="T39">)</text:span></text:p>
          </draw:text-box>
        </draw:frame>
        <draw:frame draw:style-name="gr36" draw:text-style-name="P39" draw:layer="layout" svg:width="1.892cm" svg:height="0.696cm" svg:x="1.254cm" svg:y="16.182cm">
          <draw:text-box>
            <text:p text:style-name="P7"><text:span text:style-name="T40">Reactjs</text:span></text:p>
          </draw:text-box>
        </draw:frame>
        <draw:frame draw:style-name="gr36" draw:text-style-name="P40" draw:layer="layout" svg:width="2.699cm" svg:height="0.696cm" svg:x="4.192cm" svg:y="16.163cm">
          <draw:text-box>
            <text:p text:style-name="P7"><text:span text:style-name="T40">Typescr</text:span><text:span text:style-name="T40">ipt</text:span></text:p>
          </draw:text-box>
        </draw:frame>
        <draw:frame draw:style-name="gr36" draw:text-style-name="P39" draw:layer="layout" svg:width="1.766cm" svg:height="0.696cm" svg:x="2.911cm" svg:y="16.182cm">
          <draw:text-box>
            <text:p text:style-name="P7"><text:span text:style-name="T40">Redu</text:span><text:span text:style-name="T41">x</text:span></text:p>
          </draw:text-box>
        </draw:frame>
        <draw:frame draw:style-name="gr36" draw:text-style-name="P40" draw:layer="layout" svg:width="2.699cm" svg:height="0.696cm" svg:x="6.373cm" svg:y="16.186cm">
          <draw:text-box>
            <text:p text:style-name="P7"><text:span text:style-name="T40">Express</text:span><text:span text:style-name="T40">js</text:span></text:p>
          </draw:text-box>
        </draw:frame>
        <draw:frame draw:style-name="gr36" draw:text-style-name="P41" draw:layer="layout" svg:width="2.699cm" svg:height="0.696cm" svg:x="8.432cm" svg:y="16.163cm">
          <draw:text-box>
            <text:p text:style-name="P7"><text:span text:style-name="T40">MongoDB</text:span></text:p>
          </draw:text-box>
        </draw:frame>
        <draw:frame draw:style-name="gr36" draw:text-style-name="P40" draw:layer="layout" svg:width="1.803cm" svg:height="0.696cm" svg:x="10.109cm" svg:y="16.163cm">
          <draw:text-box>
            <text:p text:style-name="P7"><text:span text:style-name="T40">Docker</text:span></text:p>
          </draw:text-box>
        </draw:frame>
        <draw:line draw:style-name="gr11" draw:text-style-name="P17" draw:layer="measurelines" svg:x1="3.184cm" svg:y1="3.308cm" svg:x2="20.367cm" svg:y2="3.308cm">
          <text:p/>
        </draw:line>
        <draw:line draw:style-name="gr11" draw:text-style-name="P31" draw:layer="layout" svg:x1="4.609cm" svg:y1="22.629cm" svg:x2="20.367cm" svg:y2="22.629cm">
          <text:p/>
        </draw:line>
        <draw:frame draw:style-name="gr37" draw:text-style-name="P32" draw:layer="layout" svg:width="5.228cm" svg:height="0.751cm" svg:x="0.664cm" svg:y="22.698cm">
          <draw:text-box>
            <text:p text:style-name="P1"><text:span text:style-name="T36">Employ</text:span><text:span text:style-name="T36">ment</text:span></text:p>
          </draw:text-box>
        </draw:frame>
        <draw:frame draw:style-name="gr16" draw:text-style-name="P33" draw:layer="layout" svg:width="4.155cm" svg:height="0.835cm" svg:x="0.66cm" svg:y="22.208cm">
          <draw:text-box>
            <text:p><text:span text:style-name="T37">Work </text:span><text:span text:style-name="T37">Exper</text:span><text:span text:style-name="T37">ience</text:span></text:p>
          </draw:text-box>
        </draw:frame>
        <draw:frame draw:style-name="gr30" draw:text-style-name="P29" draw:layer="layout" svg:width="12.174cm" svg:height="0.823cm" svg:x="1.804cm" svg:y="19.85cm">
          <draw:text-box>
            <text:p><text:span text:style-name="T3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31" draw:text-style-name="P30" draw:layer="layout" svg:width="6.666cm" svg:height="0.657cm" svg:x="2.11cm" svg:y="20.387cm">
          <draw:text-box>
            <text:p text:style-name="P21"><text:span text:style-name="T35"><text:a xlink:href="https://www.coursera.org/account/accomplishments/certificate/BKCFVNAFFKDN" xlink:type="simple">Getting started with go</text:a></text:span></text:p>
          </draw:text-box>
        </draw:frame>
        <draw:frame draw:style-name="gr38" draw:text-style-name="P42" draw:layer="layout" svg:width="9.188cm" svg:height="0.657cm" svg:x="2.11cm" svg:y="20.788cm">
          <draw:text-box>
            <text:p text:style-name="P19"><text:span text:style-name="T35"><text:a xlink:href="https://www.coursera.org/account/accomplishments/certificate/J5H8SCLC5ETH" xlink:type="simple">Function, methods, and interfaces in go</text:a></text:span></text:p>
          </draw:text-box>
        </draw:frame>
        <draw:frame draw:style-name="gr31" draw:text-style-name="P30" draw:layer="layout" svg:width="6.666cm" svg:height="0.657cm" svg:x="2.11cm" svg:y="21.189cm">
          <draw:text-box>
            <text:p text:style-name="P21"><text:span text:style-name="T35"><text:a xlink:href="https://www.coursera.org/account/accomplishments/certificate/W3DF8F9A7V9P" xlink:type="simple">Concurrency in go</text:a></text:span></text:p>
          </draw:text-box>
        </draw:frame>
        <draw:frame draw:style-name="gr35" draw:text-style-name="P36" draw:layer="layout" svg:width="3.502cm" svg:height="0.717cm" svg:x="16.776cm" svg:y="20.373cm">
          <draw:text-box>
            <text:p text:style-name="P43"><text:span text:style-name="T38">(</text:span><text:span text:style-name="T42">Nov. </text:span><text:span text:style-name="T42">2021)</text:span></text:p>
          </draw:text-box>
        </draw:frame>
        <draw:frame draw:style-name="gr35" draw:text-style-name="P44" draw:layer="layout" svg:width="4.059cm" svg:height="0.717cm" svg:x="16.219cm" svg:y="20.73cm">
          <draw:text-box>
            <text:p text:style-name="P43"><text:span text:style-name="T38">(Dec</text:span><text:span text:style-name="T39">. </text:span><text:span text:style-name="T39">2021)</text:span></text:p>
          </draw:text-box>
        </draw:frame>
        <draw:frame draw:style-name="gr35" draw:text-style-name="P44" draw:layer="layout" svg:width="4.059cm" svg:height="0.717cm" svg:x="16.22cm" svg:y="21.168cm">
          <draw:text-box>
            <text:p text:style-name="P35"><text:span text:style-name="T38">(Dec. </text:span><text:span text:style-name="T39">2021)</text:span></text:p>
          </draw:text-box>
        </draw:frame>
        <draw:frame draw:style-name="gr35" draw:text-style-name="P38" draw:layer="layout" svg:width="2.338cm" svg:height="0.717cm" svg:x="11.127cm" svg:y="19.913cm">
          <draw:text-box>
            <text:p text:style-name="P37"><text:span text:style-name="T38">Coursera</text:span></text:p>
          </draw:text-box>
        </draw:frame>
        <draw:frame draw:style-name="gr39" draw:text-style-name="P29" draw:layer="layout" svg:width="15.084cm" svg:height="0.742cm" svg:x="1.791cm" svg:y="21.605cm">
          <draw:text-box>
            <text:p><text:span text:style-name="T34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35" draw:text-style-name="P36" draw:layer="layout" svg:width="3.502cm" svg:height="0.717cm" svg:x="16.763cm" svg:y="21.645cm">
          <draw:text-box>
            <text:p text:style-name="P43"><text:span text:style-name="T38">(Jan. </text:span><text:span text:style-name="T38">2023</text:span><text:span text:style-name="T42">)</text:span></text:p>
          </draw:text-box>
        </draw:frame>
        <draw:frame draw:style-name="gr35" draw:text-style-name="P38" draw:layer="layout" svg:width="2.338cm" svg:height="0.717cm" svg:x="15.103cm" svg:y="21.638cm">
          <draw:text-box>
            <text:p text:style-name="P37"><text:span text:style-name="T38">Udemy</text:span></text:p>
          </draw:text-box>
        </draw:frame>
        <draw:custom-shape draw:style-name="gr40" draw:text-style-name="P45" draw:layer="layout" svg:width="0.175cm" svg:height="0.181cm" svg:x="1.46cm" svg:y="18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5" draw:layer="layout" svg:width="0.175cm" svg:height="0.181cm" svg:x="1.46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46" draw:layer="layout" svg:x1="1.555cm" svg:y1="20.465cm" svg:x2="1.555cm" svg:y2="21.671cm">
          <text:p/>
        </draw:line>
        <draw:custom-shape draw:style-name="gr40" draw:text-style-name="P45" draw:layer="layout" svg:width="0.175cm" svg:height="0.181cm" svg:x="1.46cm" svg:y="2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7" draw:layer="layout" svg:width="3.556cm" svg:height="0.873cm" svg:x="1.905cm" svg:y="23.172cm">
          <draw:text-box>
            <text:p><text:span text:style-name="T43">Milit</text:span><text:span text:style-name="T43">ary</text:span></text:p>
          </draw:text-box>
        </draw:frame>
        <draw:frame draw:style-name="gr35" draw:text-style-name="P48" draw:layer="layout" svg:width="5.143cm" svg:height="0.717cm" svg:x="15.287cm" svg:y="23.323cm">
          <draw:text-box>
            <text:p text:style-name="P43"><text:span text:style-name="T44">Jan – </text:span><text:span text:style-name="T44">2022 : </text:span><text:span text:style-name="T44">Mar <text:s/>- </text:span><text:span text:style-name="T44">2023 </text:span></text:p>
          </draw:text-box>
        </draw:frame>
        <draw:frame draw:style-name="gr43" draw:text-style-name="P49" draw:layer="layout" svg:width="5.225cm" svg:height="0.823cm" svg:x="1.897cm" svg:y="24.375cm">
          <draw:text-box>
            <text:p text:style-name="P21"><text:span text:style-name="T45">Fulls</text:span><text:span text:style-name="T45">tack </text:span><text:span text:style-name="T45">devel</text:span><text:span text:style-name="T45">oper</text:span></text:p>
          </draw:text-box>
        </draw:frame>
        <draw:frame draw:style-name="gr44" draw:text-style-name="P50" draw:layer="layout" svg:width="9.256cm" svg:height="0.742cm" svg:x="4.14cm" svg:y="23.286cm">
          <draw:text-box>
            <text:p text:style-name="P19"><text:span text:style-name="T46">Militar</text:span><text:span text:style-name="T46">y </text:span><text:span text:style-name="T46">service </text:span><text:span text:style-name="T46">life </text:span><text:span text:style-name="T46">time</text:span></text:p>
          </draw:text-box>
        </draw:frame>
        <draw:frame draw:style-name="gr45" draw:text-style-name="P51" draw:layer="layout" svg:width="19.062cm" svg:height="1.263cm" svg:x="1.875cm" svg:y="24.99cm">
          <draw:text-box>
            <text:p text:style-name="P21"><text:span text:style-name="T47">Played </text:span><text:span text:style-name="T47">full </text:span><text:span text:style-name="T47">role, I </text:span><text:span text:style-name="T47">built </text:span><text:span text:style-name="T47">quite </text:span><text:span text:style-name="T47">several </text:span><text:span text:style-name="T47">projects</text:span><text:span text:style-name="T47">, </text:span><text:span text:style-name="T47">front&amp;b</text:span><text:span text:style-name="T47">ack </text:span><text:span text:style-name="T47">end. </text:span><text:span text:style-name="T47">Most of </text:span><text:span text:style-name="T47">the </text:span><text:span text:style-name="T47">time I </text:span><text:span text:style-name="T47">was </text:span><text:span text:style-name="T47">dealing </text:span><text:span text:style-name="T47">with </text:span><text:span text:style-name="T48">MSSQL </text:span><text:span text:style-name="T48">server</text:span><text:span text:style-name="T47">, </text:span><text:span text:style-name="T48">Sqlite</text:span><text:span text:style-name="T47"> </text:span><text:span text:style-name="T47">on top </text:span><text:span text:style-name="T47">of </text:span><text:span text:style-name="T48">NodeJS</text:span><text:span text:style-name="T47">, </text:span><text:span text:style-name="T47">and </text:span><text:span text:style-name="T48">Reactjs</text:span><text:span text:style-name="T47">.</text:span></text:p>
          </draw:text-box>
        </draw:frame>
        <draw:frame draw:style-name="gr31" draw:text-style-name="P52" draw:layer="layout" svg:width="4.145cm" svg:height="0.657cm" svg:x="1.865cm" svg:y="23.789cm">
          <draw:text-box>
            <text:p text:style-name="P21"><text:span text:style-name="T17"><text:a xlink:href="https://test.com/" xlink:type="simple">External resource</text:a></text:span></text:p>
          </draw:text-box>
        </draw:frame>
        <draw:line draw:style-name="gr41" draw:text-style-name="P46" draw:layer="layout" svg:x1="1.567cm" svg:y1="23.907cm" svg:x2="1.567cm" svg:y2="29.231cm">
          <text:p/>
        </draw:line>
        <draw:custom-shape draw:style-name="gr40" draw:text-style-name="P45" draw:layer="layout" svg:width="0.175cm" svg:height="0.181cm" svg:x="1.472cm" svg:y="2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2.998cm" svg:y="8.8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9" draw:text-style-name="P14" draw:layer="layout" svg:width="0.466cm" svg:height="0.466cm" svg:x="9.424cm" svg:y="9.4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9" draw:text-style-name="P14" draw:layer="layout" svg:width="0.466cm" svg:height="0.466cm" svg:x="11.589cm" svg:y="17.8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9" draw:text-style-name="P14" draw:layer="layout" svg:width="0.466cm" svg:height="0.466cm" svg:x="10.889cm" svg:y="19.97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9" draw:text-style-name="P14" draw:layer="layout" svg:width="0.466cm" svg:height="0.466cm" svg:x="15.007cm" svg:y="21.72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9" draw:text-style-name="P14" draw:layer="layout" svg:width="0.466cm" svg:height="0.466cm" svg:x="5.924cm" svg:y="23.8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46" draw:text-style-name="P53" draw:layer="layout" svg:width="18.566cm" svg:height="1.141cm" svg:x="1.967cm" svg:y="26.023cm">
          <draw:text-box>
            <text:list text:style-name="L1">
              <text:list-item>
                <text:p text:style-name="P19"><text:span text:style-name="T49">Offi</text:span><text:span text:style-name="T49">ce </text:span><text:span text:style-name="T49">Arc</text:span><text:span text:style-name="T49">hiv</text:span><text:span text:style-name="T49">e </text:span><text:span text:style-name="T49">App </text:span><text:span text:style-name="T49">–</text:span><text:span text:style-name="T50"> </text:span><text:span text:style-name="T51">Wo</text:span><text:span text:style-name="T51">rke</text:span><text:span text:style-name="T51">d </text:span><text:span text:style-name="T51">on </text:span><text:span text:style-name="T51">full </text:span><text:span text:style-name="T51">fun</text:span><text:span text:style-name="T51">ctio</text:span><text:span text:style-name="T51">nal </text:span><text:span text:style-name="T51">arc</text:span><text:span text:style-name="T51">hiv</text:span><text:span text:style-name="T51">e </text:span><text:span text:style-name="T51">can </text:span><text:span text:style-name="T52">CRU</text:span><text:span text:style-name="T52">D</text:span><text:span text:style-name="T51"> </text:span><text:span text:style-name="T51">fax, </text:span><text:span text:style-name="T51">And </text:span><text:span text:style-name="T51">vie</text:span><text:span text:style-name="T51">w </text:span><text:span text:style-name="T51">so</text:span><text:span text:style-name="T51">me </text:span><text:span text:style-name="T51">ma</text:span><text:span text:style-name="T51">nag</text:span><text:span text:style-name="T51">eria</text:span><text:span text:style-name="T51">l </text:span><text:span text:style-name="T51">stu</text:span><text:span text:style-name="T51">ff </text:span><text:span text:style-name="T51">also</text:span><text:span text:style-name="T53">. All </text:span><text:span text:style-name="T53">that </text:span><text:span text:style-name="T53">dep</text:span><text:span text:style-name="T53">end</text:span><text:span text:style-name="T53">s </text:span><text:span text:style-name="T53">on </text:span><text:span text:style-name="T54">yea</text:span><text:span text:style-name="T54">r, </text:span><text:span text:style-name="T54">stag</text:span><text:span text:style-name="T54">e, </text:span><text:span text:style-name="T53"><text:s/></text:span><text:span text:style-name="T53">and </text:span><text:span text:style-name="T55">fax </text:span><text:span text:style-name="T55">title</text:span><text:span text:style-name="T53"> </text:span><text:span text:style-name="T53">or </text:span><text:span text:style-name="T53">sol</text:span><text:span text:style-name="T53">dier </text:span><text:span text:style-name="T55">na</text:span><text:span text:style-name="T55">me</text:span><text:span text:style-name="T53">.</text:span></text:p>
              </text:list-item>
            </text:list>
          </draw:text-box>
        </draw:frame>
        <draw:frame draw:style-name="gr36" draw:text-style-name="P53" draw:layer="layout" svg:width="18.566cm" svg:height="0.696cm" svg:x="1.967cm" svg:y="28.9cm">
          <draw:text-box>
            <text:list text:style-name="L1">
              <text:list-item>
                <text:p text:style-name="P19"><text:span text:style-name="T49">Inte</text:span><text:span text:style-name="T49">rvie</text:span><text:span text:style-name="T49">w </text:span><text:span text:style-name="T49">Pan</text:span><text:span text:style-name="T49">el –</text:span><text:span text:style-name="T50"> </text:span><text:span text:style-name="T51">Buil</text:span><text:span text:style-name="T51">t a </text:span><text:span text:style-name="T51">das</text:span><text:span text:style-name="T51">hbo</text:span><text:span text:style-name="T51">ard </text:span><text:span text:style-name="T51">to </text:span><text:span text:style-name="T52">Vie</text:span><text:span text:style-name="T52">w, </text:span><text:span text:style-name="T52">Coll</text:span><text:span text:style-name="T52">ect, <text:s/></text:span><text:span text:style-name="T52">Edit</text:span><text:span text:style-name="T52">, </text:span><text:span text:style-name="T51">and </text:span><text:span text:style-name="T52">Del</text:span><text:span text:style-name="T52">ete </text:span><text:span text:style-name="T53">sol</text:span><text:span text:style-name="T53">dier </text:span><text:span text:style-name="T53">pro</text:span><text:span text:style-name="T53">file.</text:span></text:p>
              </text:list-item>
            </text:list>
          </draw:text-box>
        </draw:frame>
        <draw:frame draw:style-name="gr46" draw:text-style-name="P53" draw:layer="layout" svg:width="18.566cm" svg:height="1.141cm" svg:x="1.967cm" svg:y="27.938cm">
          <draw:text-box>
            <text:list text:style-name="L1">
              <text:list-item>
                <text:p text:style-name="P21"><text:span text:style-name="T56">Soli</text:span><text:span text:style-name="T56">der </text:span><text:span text:style-name="T56">Exa</text:span><text:span text:style-name="T56">min</text:span><text:span text:style-name="T56">er –</text:span><text:span text:style-name="T57"> </text:span><text:span text:style-name="T58">Reb</text:span><text:span text:style-name="T58">uilt</text:span><text:span text:style-name="T59"> </text:span><text:span text:style-name="T59">exa</text:span><text:span text:style-name="T59">m </text:span><text:span text:style-name="T59">app</text:span><text:span text:style-name="T59">, </text:span><text:span text:style-name="T59">whi</text:span><text:span text:style-name="T59">ch </text:span><text:span text:style-name="T59">has </text:span><text:span text:style-name="T59">que</text:span><text:span text:style-name="T59">stio</text:span><text:span text:style-name="T59">ns </text:span><text:span text:style-name="T59">that </text:span><text:span text:style-name="T59">hel</text:span><text:span text:style-name="T59">ps </text:span><text:span text:style-name="T59">to </text:span><text:span text:style-name="T59">me</text:span><text:span text:style-name="T59">asu</text:span><text:span text:style-name="T59">re </text:span><text:span text:style-name="T59">Psy</text:span><text:span text:style-name="T59">cho</text:span><text:span text:style-name="T59">logi</text:span><text:span text:style-name="T59">cal, </text:span><text:span text:style-name="T59">Sex</text:span><text:span text:style-name="T59">ual, </text:span><text:span text:style-name="T59">and </text:span><text:span text:style-name="T59">reli</text:span><text:span text:style-name="T59">gio</text:span><text:span text:style-name="T59">us </text:span><text:span text:style-name="T59">devi</text:span><text:span text:style-name="T59">atio</text:span><text:span text:style-name="T59">ns.</text:span></text:p>
              </text:list-item>
            </text:list>
          </draw:text-box>
        </draw:frame>
        <draw:frame draw:style-name="gr46" draw:text-style-name="P53" draw:layer="layout" svg:width="18.566cm" svg:height="1.141cm" svg:x="1.967cm" svg:y="26.959cm">
          <draw:text-box>
            <text:list text:style-name="L1">
              <text:list-item>
                <text:p text:style-name="P21"><text:span text:style-name="T56">Lea</text:span><text:span text:style-name="T56">der </text:span><text:span text:style-name="T56">Assi</text:span><text:span text:style-name="T56">sta</text:span><text:span text:style-name="T56">nt –</text:span><text:span text:style-name="T57"> </text:span><text:span text:style-name="T59">Dev</text:span><text:span text:style-name="T59">elo</text:span><text:span text:style-name="T59">ped </text:span><text:span text:style-name="T59">an </text:span><text:span text:style-name="T59">app </text:span><text:span text:style-name="T59">hel</text:span><text:span text:style-name="T59">ps </text:span><text:span text:style-name="T59">the </text:span><text:span text:style-name="T59">lead</text:span><text:span text:style-name="T59">er </text:span><text:span text:style-name="T59">to </text:span><text:span text:style-name="T59">assi</text:span><text:span text:style-name="T59">gn </text:span><text:span text:style-name="T59">ord</text:span><text:span text:style-name="T59">ers, </text:span><text:span text:style-name="T59">trac</text:span><text:span text:style-name="T59">k </text:span><text:span text:style-name="T59">req</text:span><text:span text:style-name="T59">ues</text:span><text:span text:style-name="T59">ts, </text:span><text:span text:style-name="T59">and </text:span><text:span text:style-name="T59">can </text:span><text:span text:style-name="T59">res</text:span><text:span text:style-name="T59">pon</text:span><text:span text:style-name="T59">se </text:span><text:span text:style-name="T59">bac</text:span><text:span text:style-name="T59">k </text:span><text:span text:style-name="T59">for </text:span><text:span text:style-name="T59">req</text:span><text:span text:style-name="T59">ues</text:span><text:span text:style-name="T59">ts </text:span><text:span text:style-name="T55">app</text:span><text:span text:style-name="T55">rove</text:span><text:span text:style-name="T59">, </text:span><text:span text:style-name="T55">wai</text:span><text:span text:style-name="T55">t</text:span><text:span text:style-name="T59"> or </text:span><text:span text:style-name="T59">just </text:span><text:span text:style-name="T55">dele</text:span><text:span text:style-name="T55">te</text:span><text:span text:style-name="T59"> it </text:span><text:span text:style-name="T59">quit</text:span><text:span text:style-name="T59">ely.</text:span></text:p>
              </text:list-item>
            </text:list>
          </draw:text-box>
        </draw:frame>
      </draw:page>
      <draw:page draw:name="page2" draw:style-name="dp1" draw:master-page-name="Default">
        <draw:frame draw:style-name="gr47" draw:text-style-name="P47" draw:layer="layout" svg:width="8.388cm" svg:height="0.78cm" svg:x="1.158cm" svg:y="4.246cm">
          <draw:text-box>
            <text:p><text:span text:style-name="T60">UNIVERSITY </text:span><text:span text:style-name="T60">OF SADAT </text:span><text:span text:style-name="T60">CITY</text:span></text:p>
          </draw:text-box>
        </draw:frame>
        <draw:frame draw:style-name="gr48" draw:text-style-name="P54" draw:layer="layout" svg:width="3.031cm" svg:height="0.742cm" svg:x="1.448cm" svg:y="5.447cm">
          <draw:text-box>
            <text:p text:style-name="P21"><text:span text:style-name="T61">Law student</text:span></text:p>
          </draw:text-box>
        </draw:frame>
        <draw:frame draw:style-name="gr31" draw:text-style-name="P52" draw:layer="layout" svg:width="4.145cm" svg:height="0.657cm" svg:x="1.464cm" svg:y="4.8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57cm" svg:x2="20.367cm" svg:y2="3.57cm">
          <text:p/>
        </draw:line>
        <draw:frame draw:style-name="gr16" draw:text-style-name="P33" draw:layer="layout" svg:width="4.155cm" svg:height="0.835cm" svg:x="0.698cm" svg:y="3.117cm">
          <draw:text-box>
            <text:p><text:span text:style-name="T37">Educa</text:span><text:span text:style-name="T37">tion</text:span></text:p>
          </draw:text-box>
        </draw:frame>
        <draw:frame draw:style-name="gr35" draw:text-style-name="P48" draw:layer="layout" svg:width="3.502cm" svg:height="0.717cm" svg:x="16.702cm" svg:y="4.285cm">
          <draw:text-box>
            <text:p text:style-name="P43"><text:span text:style-name="T44">2017 - 2021</text:span></text:p>
          </draw:text-box>
        </draw:frame>
        <draw:frame draw:style-name="gr37" draw:text-style-name="P32" draw:layer="layout" svg:width="2.431cm" svg:height="0.751cm" svg:x="0.691cm" svg:y="3.575cm">
          <draw:text-box>
            <text:p text:style-name="P1"><text:span text:style-name="T36">Academic</text:span></text:p>
          </draw:text-box>
        </draw:frame>
        <draw:frame draw:style-name="gr49" draw:text-style-name="P55" draw:layer="layout" svg:width="7.385cm" svg:height="0.742cm" svg:x="1.012cm" svg:y="6.939cm">
          <draw:text-box>
            <text:p text:style-name="P21"><text:span text:style-name="T62">Languages:</text:span></text:p>
          </draw:text-box>
        </draw:frame>
        <draw:frame draw:style-name="gr50" draw:text-style-name="P56" draw:layer="layout" svg:width="8.182cm" svg:height="0.742cm" svg:x="1.717cm" svg:y="7.536cm">
          <draw:text-box>
            <text:p text:style-name="P21"><text:span text:style-name="T63">Arabic <text:s text:c="2"/></text:span><text:span text:style-name="T61">native</text:span></text:p>
          </draw:text-box>
        </draw:frame>
        <draw:frame draw:style-name="gr51" draw:text-style-name="P56" draw:layer="layout" svg:width="8.436cm" svg:height="0.742cm" svg:x="1.712cm" svg:y="8.139cm">
          <draw:text-box>
            <text:p text:style-name="P21"><text:span text:style-name="T64">English <text:s/></text:span><text:span text:style-name="T65">B2</text:span></text:p>
          </draw:text-box>
        </draw:frame>
        <draw:frame draw:style-name="gr52" draw:text-style-name="P56" draw:layer="layout" svg:width="7.674cm" svg:height="0.742cm" svg:x="1.712cm" svg:y="8.739cm">
          <draw:text-box>
            <text:p text:style-name="P21"><text:span text:style-name="T64">Deutsch <text:s text:c="2"/></text:span><text:span text:style-name="T65">A2</text:span></text:p>
          </draw:text-box>
        </draw:frame>
        <draw:frame draw:style-name="gr53" draw:text-style-name="P55" draw:layer="layout" svg:width="6.876cm" svg:height="0.742cm" svg:x="1.012cm" svg:y="9.339cm">
          <draw:text-box>
            <text:p text:style-name="P21"><text:span text:style-name="T62">More useful </text:span><text:span text:style-name="T62">links:</text:span></text:p>
          </draw:text-box>
        </draw:frame>
        <draw:line draw:style-name="gr54" draw:text-style-name="P57" draw:layer="layout" svg:x1="2.504cm" svg:y1="6.425cm" svg:x2="20.367cm" svg:y2="6.425cm">
          <text:p text:style-name="P11"><text:span text:style-name="T66"><text:s/></text:span></text:p>
        </draw:line>
        <draw:frame draw:style-name="gr55" draw:text-style-name="P32" draw:layer="layout" svg:width="2.421cm" svg:height="0.797cm" svg:x="0.701cm" svg:y="6.43cm">
          <draw:text-box>
            <text:p text:style-name="P1"><text:span text:style-name="T67">More Info</text:span></text:p>
          </draw:text-box>
        </draw:frame>
        <draw:frame draw:style-name="gr16" draw:text-style-name="P33" draw:layer="layout" svg:width="2.108cm" svg:height="0.835cm" svg:x="0.697cm" svg:y="5.996cm">
          <draw:text-box>
            <text:p><text:span text:style-name="T37">Extras</text:span></text:p>
          </draw:text-box>
        </draw:frame>
        <draw:frame draw:style-name="gr56" draw:text-style-name="P58" draw:layer="layout" svg:width="13.482cm" svg:height="0.742cm" svg:x="1.769cm" svg:y="9.95cm">
          <draw:text-box>
            <text:p text:style-name="P19"><text:span text:style-name="T68">@sal</text:span><text:span text:style-name="T68">ihco</text:span><text:span text:style-name="T68">dev</text:span><text:span text:style-name="T69"> </text:span><text:span text:style-name="T70"><text:s text:c="3"/></text:span><text:span text:style-name="T70"><text:s/></text:span><text:span text:style-name="T70"><text:a xlink:href="https://www.github.com/salihcodev" xlink:type="simple">Github</text:a></text:span><text:span text:style-name="T71">, </text:span><text:span text:style-name="T71"><text:a xlink:href="https://www.linkedin.com/in/salihcodev" xlink:type="simple">Linkedin</text:a></text:span><text:span text:style-name="T71">, </text:span><text:span text:style-name="T71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  <draw:frame draw:style-name="gr42" draw:text-style-name="P59" draw:layer="layout" svg:width="3.556cm" svg:height="0.873cm" svg:x="1.815cm" svg:y="0.089cm">
          <draw:text-box>
            <text:p><text:span text:style-name="T43">Upw</text:span><text:span text:style-name="T43">ork</text:span></text:p>
          </draw:text-box>
        </draw:frame>
        <draw:frame draw:style-name="gr35" draw:text-style-name="P48" draw:layer="layout" svg:width="5.143cm" svg:height="0.717cm" svg:x="15.236cm" svg:y="0.182cm">
          <draw:text-box>
            <text:p text:style-name="P43"><text:span text:style-name="T44">Jun – </text:span><text:span text:style-name="T44">2019 : </text:span><text:span text:style-name="T44">Sep <text:s/>- </text:span><text:span text:style-name="T44">2020 </text:span></text:p>
          </draw:text-box>
        </draw:frame>
        <draw:frame draw:style-name="gr57" draw:text-style-name="P49" draw:layer="layout" svg:width="5.225cm" svg:height="0.823cm" svg:x="1.846cm" svg:y="1.124cm">
          <draw:text-box>
            <text:p text:style-name="P21"><text:span text:style-name="T45">Web </text:span><text:span text:style-name="T45">Desig</text:span><text:span text:style-name="T45">ner</text:span></text:p>
          </draw:text-box>
        </draw:frame>
        <draw:frame draw:style-name="gr58" draw:text-style-name="P60" draw:layer="layout" svg:width="3.031cm" svg:height="0.742cm" svg:x="4.048cm" svg:y="0.155cm">
          <draw:text-box>
            <text:p text:style-name="P21"><text:span text:style-name="T72">freelan</text:span><text:span text:style-name="T72">cing</text:span></text:p>
          </draw:text-box>
        </draw:frame>
        <draw:frame draw:style-name="gr31" draw:text-style-name="P52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36" draw:text-style-name="P61" draw:layer="layout" svg:width="18.566cm" svg:height="0.696cm" svg:x="2.002cm" svg:y="1.731cm">
          <draw:text-box>
            <text:list text:style-name="L1">
              <text:list-item>
                <text:p text:style-name="P21"><text:span text:style-name="T58">Lea</text:span><text:span text:style-name="T58">rne</text:span><text:span text:style-name="T58">d </text:span><text:span text:style-name="T58">so</text:span><text:span text:style-name="T58">me </text:span><text:span text:style-name="T58">add</text:span><text:span text:style-name="T58">itio</text:span><text:span text:style-name="T58">nal </text:span><text:span text:style-name="T58">co</text:span><text:span text:style-name="T58">mm</text:span><text:span text:style-name="T58">uni</text:span><text:span text:style-name="T58">cati</text:span><text:span text:style-name="T58">on </text:span><text:span text:style-name="T58">skil</text:span><text:span text:style-name="T58">ls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131cm">
          <draw:text-box>
            <text:list text:style-name="L1">
              <text:list-item>
                <text:p text:style-name="P21"><text:span text:style-name="T58">Ach</text:span><text:span text:style-name="T58">ieve</text:span><text:span text:style-name="T58">d </text:span><text:span text:style-name="T58">so</text:span><text:span text:style-name="T58">me </text:span><text:span text:style-name="T58">pro</text:span><text:span text:style-name="T58">gre</text:span><text:span text:style-name="T58">ss </text:span><text:span text:style-name="T58">in </text:span><text:span text:style-name="T58">bac</text:span><text:span text:style-name="T58">ken</text:span><text:span text:style-name="T58">d </text:span><text:span text:style-name="T58">tec</text:span><text:span text:style-name="T58">hno</text:span><text:span text:style-name="T58">logi</text:span><text:span text:style-name="T58">es, </text:span><text:span text:style-name="T58">Bec</text:span><text:span text:style-name="T58">aus</text:span><text:span text:style-name="T58">e I </text:span><text:span text:style-name="T58">nee</text:span><text:span text:style-name="T58">ded </text:span><text:span text:style-name="T58">it to </text:span><text:span text:style-name="T58">fini</text:span><text:span text:style-name="T58">sh </text:span><text:span text:style-name="T58">so</text:span><text:span text:style-name="T58">me </text:span><text:span text:style-name="T58">proj</text:span><text:span text:style-name="T58">ects</text:span><text:span text:style-name="T58">.</text:span></text:p>
              </text:list-item>
            </text:list>
          </draw:text-box>
        </draw:frame>
        <draw:frame draw:style-name="gr36" draw:text-style-name="P61" draw:layer="layout" svg:width="18.566cm" svg:height="0.696cm" svg:x="2.002cm" svg:y="2.553cm">
          <draw:text-box>
            <text:list text:style-name="L1">
              <text:list-item>
                <text:p text:style-name="P21"><text:span text:style-name="T58">Bec</text:span><text:span text:style-name="T58">am</text:span><text:span text:style-name="T58">e </text:span><text:span text:style-name="T58">awa</text:span><text:span text:style-name="T58">re </text:span><text:span text:style-name="T58">of </text:span><text:span text:style-name="T58">UI </text:span><text:span text:style-name="T58">&amp; </text:span><text:span text:style-name="T58">UX </text:span><text:span text:style-name="T58">mo</text:span><text:span text:style-name="T58">re </text:span><text:span text:style-name="T58">tha</text:span><text:span text:style-name="T58">n in </text:span><text:span text:style-name="T58">the </text:span><text:span text:style-name="T58">beg</text:span><text:span text:style-name="T58">inni</text:span><text:span text:style-name="T58">ng.</text:span></text:p>
              </text:list-item>
            </text:list>
          </draw:text-box>
        </draw:frame>
        <draw:line draw:style-name="gr41" draw:text-style-name="P46" draw:layer="layout" svg:x1="1.541cm" svg:y1="0.742cm" svg:x2="1.541cm" svg:y2="2.97cm">
          <text:p/>
        </draw:line>
        <draw:custom-shape draw:style-name="gr40" draw:text-style-name="P45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34805B06439EEE8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adornments="Black" style:font-pitch="variable"/>
    <style:font-face style:name="Merriweather Black1" svg:font-family="'Merriweather Black'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3.7.2$Linux_X86_64 LibreOffice_project/30$Build-2</meta:generator>
    <dc:date>2023-02-05T12:41:17.262766334</dc:date>
    <meta:editing-duration>P3DT18H24M38S</meta:editing-duration>
    <meta:editing-cycles>706</meta:editing-cycles>
    <meta:document-statistic meta:object-count="117"/>
  </office:meta>
</office:document-meta>
</file>